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621" officeooo:paragraph-rsid="0001962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ficher de texto que usamos en el ejercic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18T13:51:31.306000000</dc:date>
    <meta:editing-duration>PT17S</meta:editing-duration>
    <meta:editing-cycles>1</meta:editing-cycles>
    <meta:document-statistic meta:table-count="0" meta:image-count="0" meta:object-count="0" meta:page-count="1" meta:paragraph-count="1" meta:word-count="10" meta:character-count="54" meta:non-whitespace-character-count="45"/>
  </office:meta>
</office:document-meta>
</file>